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743FF8D71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title">
      <style:graphic-properties fo:min-height="2.25cm"/>
    </style:style>
    <style:style style:name="pr8" style:family="presentation" style:parent-style-name="Domyślnie_20_1-outline1">
      <style:graphic-properties fo:min-height="13.61cm"/>
    </style:style>
    <style:style style:name="pr9" style:family="presentation" style:parent-style-name="Domyślnie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4c4c4c" fo:font-size="24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><text:span text:style-name="T1">BPEL w Praktyce</text:span></text:p>
          </draw:text-box>
        </draw:frame>
        <draw:frame presentation:style-name="pr2" draw:text-style-name="P2" draw:layer="layout" svg:width="24cm" svg:height="12.001cm" svg:x="2cm" svg:y="7.5cm" presentation:class="subtitle" presentation:user-transformed="true">
          <draw:text-box>
            <text:p text:style-name="P1"><text:span text:style-name="T2"><text:a xlink:href="mailto:info@touk.pl">info@touk.pl</text:a>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BPEL w Praktyce - Wstęp</text:span></text:p>
          </draw:text-box>
        </draw:frame>
        <draw:frame presentation:style-name="pr5" draw:text-style-name="P1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Rafał Rusin TouK (http://rrusin.blogspot.com)</text:span></text:p>
              </text:list-item>
              <text:list-item>
                <text:p><text:span text:style-name="T4">Maciej Próchniak TouK</text:span></text:p>
              </text:list-item>
              <text:list-item>
                <text:p><text:span text:style-name="T4">Przegląd narzędzi, które zastosowaliśmy w komercyjnych projektach:</text:span></text:p>
                <text:list>
                  <text:list-item>
                    <text:p><text:span text:style-name="T4">SMX, ODE, Camel, ActiveMQ, Oracle</text:span></text:p>
                  </text:list-item>
                  <text:list-item>
                    <text:p><text:span text:style-name="T4">Narzędzia użyte do testów: Soap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2T1" draw:id="id3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Język BPEL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RECEIVE, REPLY, INVOKE, WAIT (przykład Ping Pong)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ODE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Replayer i Wersjon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rzykład ODE + SMX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Przykład połączenia procesu z zewnętrznymi <text:line-break/>serwisami – orchestration</text:p>
              </text:list-item>
              <text:list-item>
                <text:p>SMX1:</text:p>
                <text:list>
                  <text:list-item>
                    <text:p>Service Assembly</text:p>
                    <text:list>
                      <text:list-item>
                        <text:p>ODE SU, JMS SU</text:p>
                      </text:list-item>
                    </text:list>
                  </text:list-item>
                </text:list>
              </text:list-item>
              <text:list-item>
                <text:p>SMX2:</text:p>
                <text:list>
                  <text:list-item>
                    <text:p>OSGi Bundle</text:p>
                    <text:list>
                      <text:list-item>
                        <text:p>JMS, Camel,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2T1" draw:id="id7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odsum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05:26:42</dc:date>
    <meta:editing-duration>PT25H03M32S</meta:editing-duration>
    <meta:editing-cycles>103</meta:editing-cycles>
    <meta:generator>OpenOffice.org/3.0$Linux OpenOffice.org_project/300m15$Build-9379</meta:generator>
    <meta:document-statistic meta:object-count="56"/>
    <meta:user-defined meta:name="Informacja 1"/>
    <meta:user-defined meta:name="Informacja 2"/>
    <meta:user-defined meta:name="Informacja 3"/>
    <meta:user-defined meta:name="Informacja 4"/>
  </office:meta>
</office:document-meta>
</file>